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 style:list-style-name="L8">
      <style:text-properties fo:font-size="14pt" style:font-size-asian="14pt" style:font-size-complex="14pt"/>
    </style:style>
    <style:style style:name="P11" style:family="paragraph" style:parent-style-name="Standard" style:list-style-name="L9">
      <style:text-properties fo:font-size="14pt" style:font-size-asian="14pt" style:font-size-complex="14pt"/>
    </style:style>
    <style:style style:name="P12" style:family="paragraph" style:parent-style-name="Standard" style:list-style-name="L10">
      <style:text-properties fo:font-size="14pt" style:font-size-asian="14pt" style:font-size-complex="14pt"/>
    </style:style>
    <style:style style:name="P13" style:family="paragraph" style:parent-style-name="Standard" style:list-style-name="L11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13">
      <style:text-properties fo:font-size="14pt" style:font-size-asian="14pt" style:font-size-complex="14pt"/>
    </style:style>
    <style:style style:name="P16" style:family="paragraph" style:parent-style-name="Standard" style:list-style-name="L14">
      <style:text-properties fo:font-size="14pt" style:font-size-asian="14pt" style:font-size-complex="14pt"/>
    </style:style>
    <style:style style:name="P17" style:family="paragraph" style:parent-style-name="Standard" style:list-style-name="L15">
      <style:text-properties fo:font-size="14pt" style:font-size-asian="14pt" style:font-size-complex="14pt"/>
    </style:style>
    <style:style style:name="P18" style:family="paragraph" style:parent-style-name="Standard" style:list-style-name="L16">
      <style:text-properties fo:font-size="14pt" style:font-size-asian="14pt" style:font-size-complex="14pt"/>
    </style:style>
    <style:style style:name="P1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m o baza de date cu numele TEST astfel</text:p>
      <text:list xml:id="list2333892803332600375" text:style-name="L1">
        <text:list-item>
          <text:p text:style-name="P3">create database Test; </text:p>
        </text:list-item>
      </text:list>
      <text:p text:style-name="P1"/>
      <text:p text:style-name="P1">Pentru a o folosi si crea tabele in ea folosim:</text:p>
      <text:list xml:id="list2468804640383589474" text:style-name="L2">
        <text:list-item>
          <text:p text:style-name="P4">use TEST;</text:p>
        </text:list-item>
      </text:list>
      <text:p text:style-name="P1"/>
      <text:p text:style-name="P1">Pentru a crea un tabel si coloanele din el folosim:</text:p>
      <text:list xml:id="list6040997232494209587" text:style-name="L3">
        <text:list-item>
          <text:p text:style-name="P5">create table Student(student_id smallint unsigned, student_name varchar(30) NOT NULL, gender char(1) check(gender IN('M', 'F')), constraint student_id_contraint primary key(student_id));</text:p>
          <text:p text:style-name="P5"/>
          <text:p text:style-name="P5">Numele tabelului fa vi Student, unde student_id va fi de tipul smallint pentru ca nu ne asteptam sa avem mai multi de 65000 de studenti intr-o clasa si indexul va fi mereu pozitiv, numele studentului va fi obligatoriu si va contine 30 de caractere, sexul (gender) fa contine un singur caracter M sau F, iar contrangerea va fi ca student_id sa fie cheia primara.</text:p>
        </text:list-item>
      </text:list>
      <text:p text:style-name="P1"/>
      <text:p text:style-name="P1">Pentru a insera o noua inregistrare folosim:</text:p>
      <text:list xml:id="list120476975037385957" text:style-name="L4">
        <text:list-item>
          <text:p text:style-name="P6">insert into Student(student_id, student_name, gender) values(1, 'Joe', 'M');</text:p>
        </text:list-item>
      </text:list>
      <text:p text:style-name="P1"/>
      <text:p text:style-name="P1">Pentru a sterge o inregistrare:</text:p>
      <text:list xml:id="list6784863472989972337" text:style-name="L5">
        <text:list-item>
          <text:p text:style-name="P7">delete from Student where gender='M';</text:p>
          <text:p text:style-name="P7">Sterge toate inregistrarile care au valoarea 'M' la gander.</text:p>
        </text:list-item>
      </text:list>
      <text:p text:style-name="P1"/>
      <text:p text:style-name="P1">Pentru a edita o intregistrare:</text:p>
      <text:list xml:id="list746460620143942866" text:style-name="L6">
        <text:list-item>
          <text:p text:style-name="P8">update Student set student_name='Ana' where student_id=4;</text:p>
          <text:p text:style-name="P8">Modificam numele studentului cu id-ul 4 in Ana.</text:p>
        </text:list-item>
      </text:list>
      <text:p text:style-name="P1"/>
      <text:p text:style-name="P1">Pentru a modifica structura tabelului:</text:p>
      <text:list xml:id="list3164472042655423797" text:style-name="L7">
        <text:list-item>
          <text:p text:style-name="P9">alter table Student add University varchar(20);</text:p>
          <text:p text:style-name="P9">Adaugam o noua coloana denumita University de maxim 20 de caractere</text:p>
        </text:list-item>
      </text:list>
      <text:p text:style-name="P1"/>
      <text:list xml:id="list4102976579400492835" text:style-name="L8">
        <text:list-item>
          <text:p text:style-name="P10">alter table Student drop University</text:p>
          <text:p text:style-name="P10">Stergem coloana University.</text:p>
        </text:list-item>
      </text:list>
      <text:p text:style-name="P1"/>
      <text:p text:style-name="P1">Pentru a selecta anumite coloane:</text:p>
      <text:list xml:id="list2951885420979223168" text:style-name="L9">
        <text:list-item>
          <text:p text:style-name="P11">select cod, nume from Student;</text:p>
          <text:p text:style-name="P11">Selectam coloanele cod si nume din tabela Student</text:p>
        </text:list-item>
      </text:list>
      <text:p text:style-name="P1"/>
      <text:p text:style-name="P1">Pentru a filtra o selectie folosim cuvinte cheie ca WHERE, IN, BETWEEN, etc</text:p>
      <text:list xml:id="list6250547712348003279" text:style-name="L10">
        <text:list-item>
          <text:p text:style-name="P12">select * from Orase where name='Berlin';</text:p>
          <text:p text:style-name="P12">Selectam toate inregistrarile din tabela Orase unde numele este Berlin</text:p>
        </text:list-item>
      </text:list>
      <text:p text:style-name="P1"/>
      <text:list xml:id="list8539681576737181037" text:style-name="L11">
        <text:list-item>
          <text:p text:style-name="P13">select * from Country where name in ('Romania', 'Sua');</text:p>
          <text:p text:style-name="P13"><text:soft-page-break/>Selectam toate inregistrarile din tabela Country care contin numele de Romania si Sua.</text:p>
        </text:list-item>
      </text:list>
      <text:p text:style-name="P1"/>
      <text:list xml:id="list8612950690920818157" text:style-name="L12">
        <text:list-item>
          <text:p text:style-name="P14">select * from Student where id between 23 and 380;</text:p>
          <text:p text:style-name="P14">Selectam toate inreg din tabela Student cu id-ul intre 23 si 280.</text:p>
        </text:list-item>
      </text:list>
      <text:p text:style-name="P1"/>
      <text:list xml:id="list1076626043" text:continue-numbering="true" text:style-name="L12">
        <text:list-item>
          <text:p text:style-name="P14">select * from Student where id not in (3, 4);</text:p>
          <text:p text:style-name="P14">Selectam toate inreg din tabela Student mai putin cele cu id-ul 3 si 4.</text:p>
        </text:list-item>
      </text:list>
      <text:p text:style-name="P1"/>
      <text:p text:style-name="P1">Putem folosi si operatori logici</text:p>
      <text:list xml:id="list5965658980438619083" text:style-name="L13">
        <text:list-item>
          <text:p text:style-name="P15">select * from city where num_citizens &gt;=2000000 and country='China'</text:p>
        </text:list-item>
        <text:list-item>
          <text:p text:style-name="P15">select * from city where name='Berlin' or name='London'</text:p>
        </text:list-item>
      </text:list>
      <text:p text:style-name="P1"/>
      <text:p text:style-name="P1">Folosirea de wildcarduri se face asa</text:p>
      <text:list xml:id="list5913759248262025386" text:style-name="L14">
        <text:list-item>
          <text:p text:style-name="P16">select * from city where name like “B%”;</text:p>
          <text:p text:style-name="P16">Selectam toate inreg din tabela City ale caror nume incep cu litera B.</text:p>
        </text:list-item>
        <text:list-item>
          <text:p text:style-name="P16">select * from city where name like “B____”;</text:p>
          <text:p text:style-name="P16">Selectam toate inreg din tabela City ale caror nume incep cu litera B, dupa care urmeaza 4 caractere.</text:p>
        </text:list-item>
      </text:list>
      <text:p text:style-name="P1"/>
      <text:p text:style-name="P1">Putem ordona selectia in functie de diferite criterii:</text:p>
      <text:list xml:id="list5696615346909248938" text:style-name="L15">
        <text:list-item>
          <text:p text:style-name="P17">select * from city order by name</text:p>
        </text:list-item>
        <text:list-item>
          <text:p text:style-name="P17">select * from city order by id desc</text:p>
        </text:list-item>
        <text:list-item>
          <text:p text:style-name="P17">select * from city order by id asc</text:p>
        </text:list-item>
        <text:list-item>
          <text:p text:style-name="P17">select * from city order by name, country_code desc</text:p>
        </text:list-item>
      </text:list>
      <text:p text:style-name="P1"/>
      <text:p text:style-name="P1">Cand avem functii si vrem sa facem o selectie filtrata, folosim HAVING nu WHERE:</text:p>
      <text:list xml:id="list3318292700026293566" text:style-name="L16">
        <text:list-item>
          <text:p text:style-name="P18">select sum(population) as totalPop, country_code as Country from city group by country_code HAVING <text:s/>totalPop&gt;100000 order by <text:s/>totalPop desc</text:p>
          <text:p text:style-name="P18">Selectam toate inregistratile din table City in care populatia totala este mai mare de 100000 locuitori, si vrem sa afisam in ordinde descrescatoare .</text:p>
        </text:list-item>
      </text:list>
      <text:p text:style-name="P1"/>
      <text:p text:style-name="P19">JOIN-URI</text:p>
      <text:p text:style-name="P19"/>
      <text:p text:style-name="P20"><text:span text:style-name="T2">Join</text:span>: Selecteaza inregistrari din doua tabele diferite care au valori comune (prima tabela contine o valoare a celei de-a doua tabele ca si foreign key – intersectia celor 2 tabele). NU trebuie sa precizam coloanele care contin valorile comune.</text:p>
      <text:p text:style-name="P20"/>
      <text:p text:style-name="P20">Ex: Select Person.person_name, University.name from Person JOIN University ON Person.university=University.university_id</text:p>
      <text:p text:style-name="P20"/>
      <text:p text:style-name="P20"><text:span text:style-name="T2">Inner Join</text:span>: Selecteaza inregistrari din doua tabele diferite care au valori comune (prima tabela contine o valoare a celei de-a doua tabele ca si foreign key – intersectia celor 2 tabele).</text:p>
      <text:p text:style-name="P20"><text:soft-page-break/></text:p>
      <text:p text:style-name="P20">Ex: Select Person.person_name, University.name from Person INNER JOIN University ON Person.university=University.university_id</text:p>
      <text:p text:style-name="P20"/>
      <text:p text:style-name="P20">Selectam coloanele person_name din tabela Person si name din University luan ca si criteriu coloana university din Person care corespund cu coloana university_id din University.</text:p>
      <text:p text:style-name="P20"/>
      <text:p text:style-name="P1"><text:span text:style-name="T2">Left Join</text:span><text:span text:style-name="T3">: Returneaza toate inregistrarile din prima tabela si inregirstrarile din a doua tabela, dar numai acelea care au coloane comune. Daca cele 2 tabele nu coincid macar la o inregistrare, rezultatul va fi </text:span><text:span text:style-name="T1">NULL</text:span><text:span text:style-name="T3">.</text:span></text:p>
      <text:p text:style-name="P1"><text:span text:style-name="T3"/></text:p>
      <text:p text:style-name="P1"><text:span text:style-name="T3">Ex: Select Person.person_name, University.name from Person LEFT JOIN University ON Person.university=University.university_id</text:span></text:p>
      <text:p text:style-name="P1"><text:span text:style-name="T3"/></text:p>
      <text:p text:style-name="P20">Selectam coloanele person_name din tabela Person si name din University luam ca si criteriu coloana university din Person care corespund cu coloana university_id din University, dar si celelalte inregistrari din tabela <text:s/>University.</text:p>
      <text:p text:style-name="P20"/>
      <text:p text:style-name="P1"><text:span text:style-name="T2">Right Join</text:span><text:span text:style-name="T3">: Returneaza toate inregistrarile din a doua tabela si inregirstrarile din prima tabela, dar numai acelea care au coloane comune. Daca cele 2 tabele nu coincid macar la o inregistrare, rezultatul va fi </text:span><text:span text:style-name="T1">NULL</text:span><text:span text:style-name="T3">. Inversul lui Left Join.</text:span></text:p>
      <text:p text:style-name="P1"><text:span text:style-name="T3"/></text:p>
      <text:p text:style-name="P1"><text:span text:style-name="T3">Ex: Select Person.person_name, University.name from Person RIGHT JOIN University ON Person.university=University.university_id</text:span></text:p>
      <text:p text:style-name="P20"/>
      <text:p text:style-name="P21">Subqueries</text:p>
      <text:p text:style-name="P22">Sunt interogari cuprinse in alte interogari.</text:p>
      <text:p text:style-name="P22"/>
      <text:p text:style-name="P22">Ex: SELECT name FROM city WHERE id=(SELECT MAX(id) FROM c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</meta:initial-creator>
    <meta:creation-date>2018-06-12T16:59:33</meta:creation-date>
    <meta:generator>OpenOffice/4.1.2$Unix OpenOffice.org_project/412m3$Build-9782</meta:generator>
    <dc:date>2018-06-21T12:53:08</dc:date>
    <dc:creator>Stefan </dc:creator>
    <meta:editing-duration>PT4H20M57S</meta:editing-duration>
    <meta:editing-cycles>39</meta:editing-cycles>
    <meta:document-statistic meta:table-count="0" meta:image-count="0" meta:object-count="0" meta:page-count="3" meta:paragraph-count="62" meta:word-count="782" meta:character-count="4954"/>
  </office:meta>
</office:document-meta>
</file>